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fo:font-size="12pt" fo:language="da" fo:country="DK" fo:font-weight="normal" officeooo:rsid="001531a2" officeooo:paragraph-rsid="001531a2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Loma" fo:font-size="12pt" fo:language="da" fo:country="DK" officeooo:rsid="001b7d3d" officeooo:paragraph-rsid="00148b86" style:font-size-asian="10.5pt" style:font-size-complex="12pt"/>
    </style:style>
    <style:style style:name="P3" style:family="paragraph" style:parent-style-name="Standard">
      <style:text-properties style:font-name="Loma" fo:font-size="12pt" fo:language="da" fo:country="DK" fo:font-weight="bold" officeooo:rsid="001b7d3d" officeooo:paragraph-rsid="00148b86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oma" fo:font-size="14pt" fo:language="da" fo:country="DK" officeooo:rsid="001b7d3d" officeooo:paragraph-rsid="00148b86" style:font-size-asian="12.25pt" style:font-size-complex="14pt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oma" fo:language="da" fo:country="DK" officeooo:rsid="001037f1" officeooo:paragraph-rsid="00148b86"/>
    </style:style>
    <style:style style:name="T1" style:family="text">
      <style:text-properties fo:font-size="18pt" officeooo:rsid="00148b86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b223" style:font-weight-asian="normal" style:font-weight-complex="normal"/>
    </style:style>
    <style:style style:name="T5" style:family="text">
      <style:text-properties fo:font-weight="normal" officeooo:rsid="001037f1" style:font-weight-asian="normal" style:font-weight-complex="normal"/>
    </style:style>
    <style:style style:name="T6" style:family="text">
      <style:text-properties fo:font-weight="normal" officeooo:rsid="00148b8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Workspacetest </text:span></text:p>
      <text:p text:style-name="P2"><text:span text:style-name="T2">Formål:</text:span></text:p>
      <text:p text:style-name="P2"><text:span text:style-name="T3"><text:tab/></text:span><text:span text:style-name="T4">Formålet med denne test er, a</text:span><text:span text:style-name="T6">t teste hvad der sker, hvis der findes en bold <text:tab/>uden for arbejdsområdet. </text:span><text:span text:style-name="T5"><text:s text:c="2"/></text:span></text:p>
      <text:p text:style-name="P4"/>
      <text:p text:style-name="P3">Udstyr:</text:p>
      <text:p text:style-name="P3"><text:span text:style-name="T3"><text:tab/>- </text:span><text:span text:style-name="T5">Billedbehandlingssoftware</text:span></text:p>
      <text:p text:style-name="P3"><text:span text:style-name="T5"><text:tab/>- </text:span><text:span text:style-name="T6">Robotarm/styring</text:span></text:p>
      <text:p text:style-name="P3"><text:span text:style-name="T3"><text:tab/>- Bold</text:span></text:p>
      <text:p text:style-name="P3"><text:span text:style-name="T3"/></text:p>
      <text:p text:style-name="P3">Fremgangsmåde:</text:p>
      <text:p text:style-name="P1">Der fastlægges et koordinatgitter på arbejdsbordet og </text:p>
      <text:p text:style-name="P1"/>
      <text:p text:style-name="P1"/>
      <text:p text:style-name="P1"/>
      <text:p text:style-name="P1"/>
      <text:p text:style-name="P1">Indsæt billede fra kamera og læg gitter over. 30 cm mellem hver punk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1:05:45.725843785</meta:creation-date>
    <dc:date>2018-12-06T11:38:31.248160838</dc:date>
    <meta:editing-duration>PT22M4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48" meta:character-count="326" meta:non-whitespace-character-count="277"/>
  </office:meta>
</office:document-meta>
</file>